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9d5e" officeooo:paragraph-rsid="00179d5e"/>
    </style:style>
    <style:style style:name="P2" style:family="paragraph" style:parent-style-name="Standard">
      <style:text-properties officeooo:rsid="00179d5e" officeooo:paragraph-rsid="00179d5e"/>
    </style:style>
    <style:style style:name="P3" style:family="paragraph" style:parent-style-name="Standard">
      <style:text-properties style:text-underline-style="solid" style:text-underline-width="auto" style:text-underline-color="font-color" officeooo:rsid="00179d5e" officeooo:paragraph-rsid="00179d5e"/>
    </style:style>
    <style:style style:name="P4" style:family="paragraph" style:parent-style-name="Standard">
      <style:text-properties style:text-underline-style="none" officeooo:rsid="00179d5e" officeooo:paragraph-rsid="00179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engos</text:p>
      <text:p text:style-name="P2"/>
      <text:p text:style-name="P2">Salario Bruto</text:p>
      <text:p text:style-name="P2">Salario base 900€</text:p>
      <text:p text:style-name="P2">Plus peligrosidad 120€</text:p>
      <text:p text:style-name="P2">plus nocturnidad 90€</text:p>
      <text:p text:style-name="P2">horas extras 120€</text:p>
      <text:p text:style-name="P2">dos pagas extras prorrateadas 900x2=1800€/12=150€</text:p>
      <text:p text:style-name="P2"/>
      <text:p text:style-name="P2">Total salario bruto: 900+120+90+120+150=1380€</text:p>
      <text:p text:style-name="P2"/>
      <text:p text:style-name="P3">Deducciones</text:p>
      <text:p text:style-name="P2"/>
      <text:p text:style-name="P2">BCCC:</text:p>
      <text:p text:style-name="P2">salario base 900€</text:p>
      <text:p text:style-name="P2">plus peligrosidad 120€</text:p>
      <text:p text:style-name="P2">plus nocturnidad 90€</text:p>
      <text:p text:style-name="P2">pagas extra 150€</text:p>
      <text:p text:style-name="P2"/>
      <text:p text:style-name="P2">Total : 1260€</text:p>
      <text:p text:style-name="P2"/>
      <text:p text:style-name="P2">BCCP:</text:p>
      <text:p text:style-name="P2"/>
      <text:p text:style-name="P2">BCCC + Horas Extra = 1260 + 120 = 1380€</text:p>
      <text:p text:style-name="P2"/>
      <text:p text:style-name="P2">SEGURIDAD SOCIAL:</text:p>
      <text:p text:style-name="P2"/>
      <text:p text:style-name="P2">base de contingencias comunes 1260*0,047=59,22€</text:p>
      <text:p text:style-name="P2">desempleo 1380*0,0155=25,39€</text:p>
      <text:p text:style-name="P2">formacion 1380*0,001=1,38€</text:p>
      <text:p text:style-name="P2">horas extraordinarias 150*0,047=7,05€</text:p>
      <text:p text:style-name="P2"/>
      <text:p text:style-name="P2">Total: 93,04€</text:p>
      <text:p text:style-name="P2"/>
      <text:p text:style-name="P2">IRPF:</text:p>
      <text:p text:style-name="P2"/>
      <text:p text:style-name="P2">1380*0,15=207€</text:p>
      <text:p text:style-name="P2"/>
      <text:p text:style-name="P3">Salario neto</text:p>
      <text:p text:style-name="P3"/>
      <text:p text:style-name="P4">1380-93,04-207= 1079,96€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d5e" officeooo:paragraph-rsid="00179d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se Manuel Moreno<text:tab/><text:tab/>FOL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2:42:30.793000000</meta:creation-date>
    <dc:date>2023-05-15T13:00:34.904000000</dc:date>
    <meta:editing-duration>PT18M4S</meta:editing-duration>
    <meta:editing-cycles>1</meta:editing-cycles>
    <meta:document-statistic meta:table-count="0" meta:image-count="0" meta:object-count="0" meta:page-count="1" meta:paragraph-count="28" meta:word-count="78" meta:character-count="585" meta:non-whitespace-character-count="534"/>
    <meta:generator>LibreOffice/7.4.2.3$Windows_X86_64 LibreOffice_project/382eef1f22670f7f4118c8c2dd222ec7ad009daf</meta:generator>
  </office:meta>
</office:document-meta>
</file>